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.4cm" svg:height="0.5cm" svg:x="8.5cm" svg:y="3.6cm">
          <text:p text:style-name="P1">PA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4cm" svg:y1="2.9cm" svg:x2="11.4cm" svg:y2="2.55cm" draw:start-shape="id1" draw:start-glue-point="0" draw:end-shape="id2" draw:end-glue-point="3" svg:d="M10400 2900l1000-350" svg:viewBox="0 0 1001 351">
          <text:p/>
        </draw:connector>
        <draw:custom-shape draw:style-name="gr1" draw:text-style-name="P1" xml:id="id1" draw:id="id1" draw:layer="layout" svg:width="1.4cm" svg:height="0.5cm" svg:x="9.7cm" svg:y="2.9cm">
          <text:p text:style-name="P1">PAC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4cm" svg:height="0.5cm" svg:x="13.1cm" svg:y="2.9cm">
          <text:p text:style-name="P1">PA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4cm" svg:height="0.5cm" svg:x="11.4cm" svg:y="2.3cm">
          <text:p text:style-name="P1">PAC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4cm" svg:height="0.5cm" svg:x="10.9cm" svg:y="3.6cm">
          <text:p text:style-name="P1">PA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2cm" svg:y1="3.6cm" svg:x2="9.7cm" svg:y2="3.15cm" draw:start-shape="id3" draw:start-glue-point="0" draw:end-shape="id1" draw:end-glue-point="3" svg:d="M9200 3600l500-450" svg:viewBox="0 0 501 451">
          <text:p/>
        </draw:connector>
        <draw:connector draw:style-name="gr2" draw:text-style-name="P1" draw:layer="layout" draw:type="line" svg:x1="11.6cm" svg:y1="3.6cm" svg:x2="11.1cm" svg:y2="3.15cm" draw:start-shape="id4" draw:start-glue-point="0" svg:d="M11600 3600l-500-450" svg:viewBox="0 0 501 451">
          <text:p/>
        </draw:connector>
        <draw:connector draw:style-name="gr2" draw:text-style-name="P1" draw:layer="layout" draw:type="line" svg:x1="12.8cm" svg:y1="2.55cm" svg:x2="13.8cm" svg:y2="2.9cm" draw:start-shape="id2" draw:start-glue-point="1" draw:end-shape="id5" draw:end-glue-point="0" svg:d="M12800 2550l1000 350" svg:viewBox="0 0 1001 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321 3493" svg:d="M1321 3493h-1321l702-3493z"/>
    <draw:marker draw:name="Linienspitzen_20_2" draw:display-name="Linienspitzen 2" svg:viewBox="0 0 1131 1580" svg:d="M1013 1491l118 89-567-1580-564 1580 114-85 136-68 148-46 161-17 161 13 153 46z"/>
    <draw:marker draw:name="Linienspitzen_20_3" draw:display-name="Linienspitzen 3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04T17:33:57.889902833</meta:creation-date>
    <dc:date>2016-01-09T17:33:49.741991148</dc:date>
    <dc:creator>peter </dc:creator>
    <meta:editing-duration>P0D</meta:editing-duration>
    <meta:editing-cycles>2</meta:editing-cycles>
    <meta:generator>LibreOffice/4.2.8.2$Linux_x86 LibreOffice_project/420m0$Build-2</meta:generator>
    <meta:document-statistic meta:object-count="9"/>
  </office:meta>
</office:document-meta>
</file>